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60"/>
  </office:automatic-styles>
  <office:body>
    <office:spreadsheet>
      <table:table table:name="Cubicles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1" calcext:value-type="float">
            <text:p>4.461</text:p>
          </table:table-cell>
          <table:table-cell office:value-type="float" office:value="3.962" calcext:value-type="float">
            <text:p>3.962</text:p>
          </table:table-cell>
          <table:table-cell office:value-type="float" office:value="4.445" calcext:value-type="float">
            <text:p>4.445</text:p>
          </table:table-cell>
          <table:table-cell office:value-type="float" office:value="4.437" calcext:value-type="float">
            <text:p>4.437</text:p>
          </table:table-cell>
          <table:table-cell office:value-type="float" office:value="3.962" calcext:value-type="float">
            <text:p>3.962</text:p>
          </table:table-cell>
          <table:table-cell office:value-type="float" office:value="3.982" calcext:value-type="float">
            <text:p>3.982</text:p>
          </table:table-cell>
          <table:table-cell office:value-type="float" office:value="3.973" calcext:value-type="float">
            <text:p>3.973</text:p>
          </table:table-cell>
          <table:table-cell office:value-type="float" office:value="3.961" calcext:value-type="float">
            <text:p>3.961</text:p>
          </table:table-cell>
          <table:table-cell office:value-type="float" office:value="4.437" calcext:value-type="float">
            <text:p>4.437</text:p>
          </table:table-cell>
          <table:table-cell office:value-type="float" office:value="3.974" calcext:value-type="float">
            <text:p>3.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63" calcext:value-type="float">
            <text:p>4.463</text:p>
          </table:table-cell>
          <table:table-cell office:value-type="float" office:value="4.459" calcext:value-type="float">
            <text:p>4.459</text:p>
          </table:table-cell>
          <table:table-cell office:value-type="float" office:value="3.963" calcext:value-type="float">
            <text:p>3.963</text:p>
          </table:table-cell>
          <table:table-cell office:value-type="float" office:value="4.433" calcext:value-type="float">
            <text:p>4.433</text:p>
          </table:table-cell>
          <table:table-cell office:value-type="float" office:value="4.437" calcext:value-type="float">
            <text:p>4.437</text:p>
          </table:table-cell>
          <table:table-cell office:value-type="float" office:value="4.443" calcext:value-type="float">
            <text:p>4.443</text:p>
          </table:table-cell>
          <table:table-cell office:value-type="float" office:value="4.464" calcext:value-type="float">
            <text:p>4.464</text:p>
          </table:table-cell>
          <table:table-cell office:value-type="float" office:value="4.456" calcext:value-type="float">
            <text:p>4.456</text:p>
          </table:table-cell>
          <table:table-cell office:value-type="float" office:value="4.467" calcext:value-type="float">
            <text:p>4.467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4" calcext:value-type="float">
            <text:p>7.14</text:p>
          </table:table-cell>
          <table:table-cell office:value-type="float" office:value="9.584" calcext:value-type="float">
            <text:p>9.584</text:p>
          </table:table-cell>
          <table:table-cell office:value-type="float" office:value="10.014" calcext:value-type="float">
            <text:p>10.014</text:p>
          </table:table-cell>
          <table:table-cell office:value-type="float" office:value="9.872" calcext:value-type="float">
            <text:p>9.872</text:p>
          </table:table-cell>
          <table:table-cell office:value-type="float" office:value="7.301" calcext:value-type="float">
            <text:p>7.301</text:p>
          </table:table-cell>
          <table:table-cell office:value-type="float" office:value="9.797" calcext:value-type="float">
            <text:p>9.797</text:p>
          </table:table-cell>
          <table:table-cell office:value-type="float" office:value="9.924" calcext:value-type="float">
            <text:p>9.924</text:p>
          </table:table-cell>
          <table:table-cell office:value-type="float" office:value="9.789" calcext:value-type="float">
            <text:p>9.789</text:p>
          </table:table-cell>
          <table:table-cell office:value-type="float" office:value="7.412" calcext:value-type="float">
            <text:p>7.412</text:p>
          </table:table-cell>
          <table:table-cell office:value-type="float" office:value="7.357" calcext:value-type="float">
            <text:p>7.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2" calcext:value-type="float">
            <text:p>2.772</text:p>
          </table:table-cell>
          <table:table-cell office:value-type="float" office:value="2.809" calcext:value-type="float">
            <text:p>2.809</text:p>
          </table:table-cell>
          <table:table-cell table:number-columns-repeated="2" office:value-type="float" office:value="3.266" calcext:value-type="float">
            <text:p>3.266</text:p>
          </table:table-cell>
          <table:table-cell office:value-type="float" office:value="2.803" calcext:value-type="float">
            <text:p>2.803</text:p>
          </table:table-cell>
          <table:table-cell office:value-type="float" office:value="3.24" calcext:value-type="float">
            <text:p>3.24</text:p>
          </table:table-cell>
          <table:table-cell office:value-type="float" office:value="3.228" calcext:value-type="float">
            <text:p>3.228</text:p>
          </table:table-cell>
          <table:table-cell office:value-type="float" office:value="3.26" calcext:value-type="float">
            <text:p>3.26</text:p>
          </table:table-cell>
          <table:table-cell office:value-type="float" office:value="3.378" calcext:value-type="float">
            <text:p>3.378</text:p>
          </table:table-cell>
          <table:table-cell office:value-type="float" office:value="2.911" calcext:value-type="float">
            <text:p>2.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89" calcext:value-type="float">
            <text:p>5.889</text:p>
          </table:table-cell>
          <table:table-cell office:value-type="float" office:value="4.262" calcext:value-type="float">
            <text:p>4.262</text:p>
          </table:table-cell>
          <table:table-cell office:value-type="float" office:value="5.774" calcext:value-type="float">
            <text:p>5.774</text:p>
          </table:table-cell>
          <table:table-cell office:value-type="float" office:value="4.25" calcext:value-type="float">
            <text:p>4.25</text:p>
          </table:table-cell>
          <table:table-cell office:value-type="float" office:value="5.637" calcext:value-type="float">
            <text:p>5.637</text:p>
          </table:table-cell>
          <table:table-cell office:value-type="float" office:value="4.118" calcext:value-type="float">
            <text:p>4.118</text:p>
          </table:table-cell>
          <table:table-cell office:value-type="float" office:value="4.141" calcext:value-type="float">
            <text:p>4.141</text:p>
          </table:table-cell>
          <table:table-cell office:value-type="float" office:value="5.594" calcext:value-type="float">
            <text:p>5.594</text:p>
          </table:table-cell>
          <table:table-cell office:value-type="float" office:value="5.548" calcext:value-type="float">
            <text:p>5.548</text:p>
          </table:table-cell>
          <table:table-cell office:value-type="float" office:value="5.572" calcext:value-type="float">
            <text:p>5.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11" calcext:value-type="float">
            <text:p>4.611</text:p>
          </table:table-cell>
          <table:table-cell office:value-type="float" office:value="23.17" calcext:value-type="float">
            <text:p>23.17</text:p>
          </table:table-cell>
          <table:table-cell office:value-type="float" office:value="4.569" calcext:value-type="float">
            <text:p>4.569</text:p>
          </table:table-cell>
          <table:table-cell office:value-type="float" office:value="4.566" calcext:value-type="float">
            <text:p>4.566</text:p>
          </table:table-cell>
          <table:table-cell office:value-type="float" office:value="23.127" calcext:value-type="float">
            <text:p>23.127</text:p>
          </table:table-cell>
          <table:table-cell office:value-type="float" office:value="4.62" calcext:value-type="float">
            <text:p>4.62</text:p>
          </table:table-cell>
          <table:table-cell office:value-type="float" office:value="4.613" calcext:value-type="float">
            <text:p>4.613</text:p>
          </table:table-cell>
          <table:table-cell office:value-type="float" office:value="23.384" calcext:value-type="float">
            <text:p>23.384</text:p>
          </table:table-cell>
          <table:table-cell office:value-type="float" office:value="23.557" calcext:value-type="float">
            <text:p>23.557</text:p>
          </table:table-cell>
          <table:table-cell office:value-type="float" office:value="4.599" calcext:value-type="float">
            <text:p>4.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17" calcext:value-type="float">
            <text:p>2.217</text:p>
          </table:table-cell>
          <table:table-cell office:value-type="float" office:value="2.213" calcext:value-type="float">
            <text:p>2.213</text:p>
          </table:table-cell>
          <table:table-cell office:value-type="float" office:value="1.132" calcext:value-type="float">
            <text:p>1.132</text:p>
          </table:table-cell>
          <table:table-cell office:value-type="float" office:value="2.596" calcext:value-type="float">
            <text:p>2.596</text:p>
          </table:table-cell>
          <table:table-cell office:value-type="float" office:value="1.159" calcext:value-type="float">
            <text:p>1.159</text:p>
          </table:table-cell>
          <table:table-cell office:value-type="float" office:value="2.197" calcext:value-type="float">
            <text:p>2.197</text:p>
          </table:table-cell>
          <table:table-cell office:value-type="float" office:value="2.194" calcext:value-type="float">
            <text:p>2.194</text:p>
          </table:table-cell>
          <table:table-cell office:value-type="float" office:value="1.169" calcext:value-type="float">
            <text:p>1.169</text:p>
          </table:table-cell>
          <table:table-cell office:value-type="float" office:value="1.127" calcext:value-type="float">
            <text:p>1.12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822" calcext:value-type="float">
            <text:p>10.822</text:p>
          </table:table-cell>
          <table:table-cell office:value-type="float" office:value="6.968" calcext:value-type="float">
            <text:p>6.968</text:p>
          </table:table-cell>
          <table:table-cell office:value-type="float" office:value="6.98" calcext:value-type="float">
            <text:p>6.98</text:p>
          </table:table-cell>
          <table:table-cell office:value-type="float" office:value="6.992" calcext:value-type="float">
            <text:p>6.992</text:p>
          </table:table-cell>
          <table:table-cell office:value-type="float" office:value="6.941" calcext:value-type="float">
            <text:p>6.941</text:p>
          </table:table-cell>
          <table:table-cell office:value-type="float" office:value="6.937" calcext:value-type="float">
            <text:p>6.937</text:p>
          </table:table-cell>
          <table:table-cell office:value-type="float" office:value="10.694" calcext:value-type="float">
            <text:p>10.694</text:p>
          </table:table-cell>
          <table:table-cell office:value-type="float" office:value="7.042" calcext:value-type="float">
            <text:p>7.042</text:p>
          </table:table-cell>
          <table:table-cell office:value-type="float" office:value="7.03" calcext:value-type="float">
            <text:p>7.03</text:p>
          </table:table-cell>
          <table:table-cell office:value-type="float" office:value="7.017" calcext:value-type="float">
            <text:p>7.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4" calcext:value-type="float">
            <text:p>2.694</text:p>
          </table:table-cell>
          <table:table-cell office:value-type="float" office:value="2.735" calcext:value-type="float">
            <text:p>2.735</text:p>
          </table:table-cell>
          <table:table-cell office:value-type="float" office:value="4.963" calcext:value-type="float">
            <text:p>4.963</text:p>
          </table:table-cell>
          <table:table-cell office:value-type="float" office:value="4.952" calcext:value-type="float">
            <text:p>4.952</text:p>
          </table:table-cell>
          <table:table-cell office:value-type="float" office:value="4.937" calcext:value-type="float">
            <text:p>4.937</text:p>
          </table:table-cell>
          <table:table-cell table:number-columns-repeated="2" office:value-type="float" office:value="2.714" calcext:value-type="float">
            <text:p>2.714</text:p>
          </table:table-cell>
          <table:table-cell office:value-type="float" office:value="2.724" calcext:value-type="float">
            <text:p>2.724</text:p>
          </table:table-cell>
          <table:table-cell office:value-type="float" office:value="4.921" calcext:value-type="float">
            <text:p>4.921</text:p>
          </table:table-cell>
          <table:table-cell office:value-type="float" office:value="2.712" calcext:value-type="float">
            <text:p>2.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7" calcext:value-type="float">
            <text:p>7.77</text:p>
          </table:table-cell>
          <table:table-cell office:value-type="float" office:value="4.583" calcext:value-type="float">
            <text:p>4.583</text:p>
          </table:table-cell>
          <table:table-cell office:value-type="float" office:value="4.569" calcext:value-type="float">
            <text:p>4.569</text:p>
          </table:table-cell>
          <table:table-cell table:number-columns-repeated="2" office:value-type="float" office:value="4.59" calcext:value-type="float">
            <text:p>4.59</text:p>
          </table:table-cell>
          <table:table-cell office:value-type="float" office:value="4.608" calcext:value-type="float">
            <text:p>4.608</text:p>
          </table:table-cell>
          <table:table-cell office:value-type="float" office:value="4.591" calcext:value-type="float">
            <text:p>4.591</text:p>
          </table:table-cell>
          <table:table-cell office:value-type="float" office:value="4.598" calcext:value-type="float">
            <text:p>4.598</text:p>
          </table:table-cell>
          <table:table-cell office:value-type="float" office:value="4.575" calcext:value-type="float">
            <text:p>4.575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2" office:value-type="float" office:value="116.38808423" calcext:value-type="float">
            <text:p>116.38808423</text:p>
          </table:table-cell>
          <table:table-cell table:number-columns-repeated="4" office:value-type="float" office:value="117.06025867" calcext:value-type="float">
            <text:p>117.06025867</text:p>
          </table:table-cell>
          <table:table-cell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6"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.83649661" calcext:value-type="float">
            <text:p>108.83649661</text:p>
          </table:table-cell>
          <table:table-cell table:number-columns-repeated="3" office:value-type="float" office:value="116.71582894" calcext:value-type="float">
            <text:p>116.71582894</text:p>
          </table:table-cell>
          <table:table-cell office:value-type="float" office:value="108.83649661" calcext:value-type="float">
            <text:p>108.83649661</text:p>
          </table:table-cell>
          <table:table-cell table:number-columns-repeated="3" office:value-type="float" office:value="116.71582894" calcext:value-type="float">
            <text:p>116.71582894</text:p>
          </table:table-cell>
          <table:table-cell table:number-columns-repeated="2" office:value-type="float" office:value="108.83649661" calcext:value-type="float">
            <text:p>108.83649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6.60761394" calcext:value-type="float">
            <text:p>116.60761394</text:p>
          </table:table-cell>
          <table:table-cell table:number-columns-repeated="2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4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table:number-columns-repeated="2" office:value-type="float" office:value="113.8854825" calcext:value-type="float">
            <text:p>113.8854825</text:p>
          </table:table-cell>
          <table:table-cell table:number-columns-repeated="3" office:value-type="float" office:value="113.41423371" calcext:value-type="float">
            <text:p>113.41423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table:number-columns-repeated="2" office:value-type="float" office:value="128.50443504" calcext:value-type="float">
            <text:p>128.50443504</text:p>
          </table:table-cell>
          <table:table-cell office:value-type="float" office:value="124.9367593" calcext:value-type="float">
            <text:p>124.9367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table:number-columns-repeated="3" office:value-type="float" office:value="108.92632855" calcext:value-type="float">
            <text:p>108.92632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5709652" calcext:value-type="float">
            <text:p>114.5709652</text:p>
          </table:table-cell>
          <table:table-cell table:number-columns-repeated="5"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table:number-columns-repeated="3" office:value-type="float" office:value="137.86656892" calcext:value-type="float">
            <text:p>137.866568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7.22861141" calcext:value-type="float">
            <text:p>117.22861141</text:p>
          </table:table-cell>
          <table:table-cell table:number-columns-repeated="3" office:value-type="float" office:value="121.87915271" calcext:value-type="float">
            <text:p>121.87915271</text:p>
          </table:table-cell>
          <table:table-cell table:number-columns-repeated="3" office:value-type="float" office:value="117.22861141" calcext:value-type="float">
            <text:p>117.22861141</text:p>
          </table:table-cell>
          <table:table-cell office:value-type="float" office:value="121.87915271" calcext:value-type="float">
            <text:p>121.87915271</text:p>
          </table:table-cell>
          <table:table-cell office:value-type="float" office:value="117.22861141" calcext:value-type="float">
            <text:p>117.22861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.59532139" calcext:value-type="float">
            <text:p>115.59532139</text:p>
          </table:table-cell>
          <table:table-cell table:number-columns-repeated="8" office:value-type="float" office:value="115.96006795" calcext:value-type="float">
            <text:p>115.96006795</text:p>
          </table:table-cell>
          <table:table-cell office:value-type="float" office:value="115.59532139" calcext:value-type="float">
            <text:p>115.59532139</text:p>
          </table:table-cell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float" office:value="5.58736" calcext:value-type="float">
            <text:p>5.5873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float" office:value="4.24111065003716" calcext:value-type="float">
            <text:p>4.2411106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float" office:value="118.5284980637" calcext:value-type="float">
            <text:p>118.528498063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float" office:value="7.10503049888993" calcext:value-type="float">
            <text:p>7.1050304989</text:p>
          </table:table-cell>
          <table:table-cell table:number-columns-repeated="9"/>
        </table:table-row>
      </table:table>
      <table:table table:name="Pipedream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string" office:string-value="" calcext:value-type="error">
            <text:p>#DIV/0!</text:p>
          </table:table-cell>
          <table:table-cell table:number-columns-repeated="9"/>
        </table:table-row>
      </table:table>
      <table:table table:name="Abstract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302.522" calcext:value-type="float">
            <text:p>6302.522</text:p>
          </table:table-cell>
          <table:table-cell table:style-name="ce5" office:value-type="float" office:value="6431.773" calcext:value-type="float">
            <text:p>6431.773</text:p>
          </table:table-cell>
          <table:table-cell table:style-name="ce5" office:value-type="float" office:value="6321.53" calcext:value-type="float">
            <text:p>6321.5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83.516" calcext:value-type="float">
            <text:p>1283.516</text:p>
          </table:table-cell>
          <table:table-cell table:style-name="ce5" office:value-type="float" office:value="6431.577" calcext:value-type="float">
            <text:p>6431.577</text:p>
          </table:table-cell>
          <table:table-cell table:style-name="ce5" office:value-type="float" office:value="1259.673" calcext:value-type="float">
            <text:p>1259.67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691" calcext:value-type="float">
            <text:p>0.691</text:p>
          </table:table-cell>
          <table:table-cell table:style-name="ce5" office:value-type="float" office:value="0.681" calcext:value-type="float">
            <text:p>0.681</text:p>
          </table:table-cell>
          <table:table-cell table:style-name="ce5" office:value-type="float" office:value="0.678" calcext:value-type="float">
            <text:p>0.67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190.606" calcext:value-type="float">
            <text:p>190.606</text:p>
          </table:table-cell>
          <table:table-cell table:style-name="ce5" office:value-type="float" office:value="195.585" calcext:value-type="float">
            <text:p>195.585</text:p>
          </table:table-cell>
          <table:table-cell table:style-name="ce5" office:value-type="float" office:value="195.561" calcext:value-type="float">
            <text:p>195.56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498" calcext:value-type="float">
            <text:p>0.498</text:p>
          </table:table-cell>
          <table:table-cell table:style-name="ce5" office:value-type="float" office:value="0.479" calcext:value-type="float">
            <text:p>0.479</text:p>
          </table:table-cell>
          <table:table-cell table:style-name="ce5" office:value-type="float" office:value="0.481" calcext:value-type="float">
            <text:p>0.48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7.234" calcext:value-type="float">
            <text:p>7.234</text:p>
          </table:table-cell>
          <table:table-cell table:style-name="ce5" office:value-type="float" office:value="7.269" calcext:value-type="float">
            <text:p>7.269</text:p>
          </table:table-cell>
          <table:table-cell table:style-name="ce5" office:value-type="float" office:value="4.307" calcext:value-type="float">
            <text:p>4.30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4.526" calcext:value-type="float">
            <text:p>4.526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1.306" calcext:value-type="float">
            <text:p>1.306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.316" calcext:value-type="float">
            <text:p>1.31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.984" calcext:value-type="float">
            <text:p>1.984</text:p>
          </table:table-cell>
          <table:table-cell table:style-name="ce5" office:value-type="float" office:value="1.998" calcext:value-type="float">
            <text:p>1.998</text:p>
          </table:table-cell>
          <table:table-cell table:style-name="ce5" office:value-type="float" office:value="2.022" calcext:value-type="float">
            <text:p>2.02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3.618" calcext:value-type="float">
            <text:p>3.618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13.23" calcext:value-type="float">
            <text:p>13.2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968.929" calcext:value-type="float">
            <text:p>968.929</text:p>
          </table:table-cell>
          <table:table-cell table:style-name="ce5" office:value-type="float" office:value="977.718" calcext:value-type="float">
            <text:p>977.718</text:p>
          </table:table-cell>
          <table:table-cell table:style-name="ce5" office:value-type="float" office:value="935.67" calcext:value-type="float">
            <text:p>935.6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6.1355722873844" calcext:value-type="float">
            <text:p>56.135572287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993926204152" calcext:value-type="float">
            <text:p>52.9939262042</text:p>
          </table:table-cell>
          <table:table-cell office:value-type="float" office:value="56.1355722873844" calcext:value-type="float">
            <text:p>56.1355722874</text:p>
          </table:table-cell>
          <table:table-cell office:value-type="float" office:value="52.993926204152" calcext:value-type="float">
            <text:p>52.993926204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28.39644598" calcext:value-type="float">
            <text:p>28.396445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0.39718685" calcext:value-type="float">
            <text:p>40.3971868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8.95556774" calcext:value-type="float">
            <text:p>68.9555677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5.8062261" calcext:value-type="float">
            <text:p>55.8062261</text:p>
          </table:table-cell>
          <table:table-cell office:value-type="float" office:value="35.93251353" calcext:value-type="float">
            <text:p>35.932513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61472907" calcext:value-type="float">
            <text:p>59.61472907</text:p>
          </table:table-cell>
          <table:table-cell table:number-columns-repeated="2" office:value-type="float" office:value="51.49395685" calcext:value-type="float">
            <text:p>51.4939568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30.63356888" calcext:value-type="float">
            <text:p>30.6335688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5.64911197" calcext:value-type="float">
            <text:p>45.64911197</text:p>
          </table:table-cell>
          <table:table-cell office:value-type="float" office:value="45.64910851" calcext:value-type="float">
            <text:p>45.6491085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8.09168977" calcext:value-type="float">
            <text:p>38.09168977</text:p>
          </table:table-cell>
          <table:table-cell office:value-type="float" office:value="68.04059466" calcext:value-type="float">
            <text:p>68.0405946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57.97640336" calcext:value-type="float">
            <text:p>57.97640336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style-name="ce6" table:formula="of:=AVERAGE([.B3:.D13])" office:value-type="float" office:value="956.406" calcext:value-type="float">
            <text:p>9.56E+00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D13])" office:value-type="float" office:value="2079.27694026764" calcext:value-type="float">
            <text:p>2079.276940267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D19])" office:value-type="float" office:value="46.191053277538" calcext:value-type="float">
            <text:p>46.191053277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D19])" office:value-type="float" office:value="13.4074426163273" calcext:value-type="float">
            <text:p>13.40744261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7:23:48.706307460</meta:creation-date>
    <dc:date>2016-02-23T15:15:21.857406542</dc:date>
    <meta:editing-duration>PT21H36M19S</meta:editing-duration>
    <meta:editing-cycles>9</meta:editing-cycles>
    <meta:generator>LibreOffice/4.2.8.2$Linux_X86_64 LibreOffice_project/420m0$Build-2</meta:generator>
    <meta:document-statistic meta:table-count="3" meta:cell-count="424" meta:object-count="0"/>
  </office:meta>
</office:document-meta>
</file>